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MS UI Gothic" svg:font-family="'MS UI Gothic'" style:font-family-generic="system" style:font-pitch="variable"/>
  </office:font-face-decls>
  <office:automatic-styles>
    <style:style style:name="Tabelle1" style:family="table">
      <style:table-properties style:width="25.7cm" table:align="margins"/>
    </style:style>
    <style:style style:name="Tabelle1.A" style:family="table-column">
      <style:table-column-properties style:column-width="1.801cm" style:rel-column-width="4592*"/>
    </style:style>
    <style:style style:name="Tabelle1.B" style:family="table-column">
      <style:table-column-properties style:column-width="11.047cm" style:rel-column-width="28170*"/>
    </style:style>
    <style:style style:name="Tabelle1.C" style:family="table-column">
      <style:table-column-properties style:column-width="6.426cm" style:rel-column-width="16385*"/>
    </style:style>
    <style:style style:name="Tabelle1.D" style:family="table-column">
      <style:table-column-properties style:column-width="6.426cm" style:rel-column-width="16388*"/>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99fe0" officeooo:paragraph-rsid="00179bdc"/>
    </style:style>
    <style:style style:name="P2" style:family="paragraph" style:parent-style-name="Standard">
      <style:text-properties fo:font-weight="bold" officeooo:rsid="00179bdc" officeooo:paragraph-rsid="00179bdc" style:font-weight-asian="bold" style:font-weight-complex="bold"/>
    </style:style>
    <style:style style:name="P3" style:family="paragraph" style:parent-style-name="Standard">
      <style:text-properties fo:font-weight="bold" officeooo:rsid="001b1bcb" officeooo:paragraph-rsid="001b1bcb" style:font-weight-asian="bold" style:font-weight-complex="bold"/>
    </style:style>
    <style:style style:name="P4" style:family="paragraph" style:parent-style-name="Table_20_Contents">
      <style:text-properties fo:font-weight="bold" officeooo:rsid="001b1bcb" officeooo:paragraph-rsid="001b1bcb" style:font-weight-asian="bold" style:font-weight-complex="bold"/>
    </style:style>
    <style:style style:name="P5" style:family="paragraph" style:parent-style-name="Table_20_Contents">
      <style:text-properties fo:font-weight="bold" officeooo:rsid="0020cf70" officeooo:paragraph-rsid="0020cf70" style:font-weight-asian="bold" style:font-weight-complex="bold"/>
    </style:style>
    <style:style style:name="P6" style:family="paragraph" style:parent-style-name="Standard">
      <style:text-properties fo:font-size="12pt" officeooo:rsid="00175df4" officeooo:paragraph-rsid="00179bdc" style:font-size-asian="12pt" style:font-size-complex="12pt"/>
    </style:style>
    <style:style style:name="P7" style:family="paragraph" style:parent-style-name="Standard">
      <style:text-properties fo:font-size="12pt" officeooo:rsid="001ca16c" officeooo:paragraph-rsid="00179bdc" style:font-size-asian="12pt" style:font-size-complex="12pt"/>
    </style:style>
    <style:style style:name="P8" style:family="paragraph" style:parent-style-name="Table_20_Contents">
      <style:text-properties fo:font-size="12pt" style:font-size-asian="12pt" style:font-size-complex="12pt"/>
    </style:style>
    <style:style style:name="P9" style:family="paragraph" style:parent-style-name="Table_20_Contents">
      <style:text-properties fo:font-size="12pt" officeooo:rsid="00179bdc" officeooo:paragraph-rsid="00179bdc" style:font-size-asian="12pt" style:font-size-complex="12pt"/>
    </style:style>
    <style:style style:name="P10" style:family="paragraph" style:parent-style-name="Table_20_Contents">
      <style:text-properties fo:font-size="12pt" officeooo:rsid="0019bb6d" officeooo:paragraph-rsid="0019bb6d" style:font-size-asian="12pt" style:font-size-complex="12pt"/>
    </style:style>
    <style:style style:name="P11" style:family="paragraph" style:parent-style-name="Standard">
      <style:text-properties fo:font-size="12pt" officeooo:rsid="002293e1" officeooo:paragraph-rsid="002293e1" style:font-size-asian="12pt" style:font-size-complex="12pt"/>
    </style:style>
    <style:style style:name="P12" style:family="paragraph" style:parent-style-name="Standard">
      <style:text-properties fo:font-size="12pt" officeooo:rsid="002622d5" officeooo:paragraph-rsid="002622d5" style:font-size-asian="12pt" style:font-size-complex="12pt"/>
    </style:style>
    <style:style style:name="P13" style:family="paragraph" style:parent-style-name="Table_20_Contents">
      <style:text-properties fo:font-size="12pt" officeooo:rsid="002622d5" officeooo:paragraph-rsid="002622d5" style:font-size-asian="12pt" style:font-size-complex="12pt"/>
    </style:style>
    <style:style style:name="P14" style:family="paragraph" style:parent-style-name="Standard">
      <style:text-properties fo:font-size="12pt" officeooo:rsid="001b94a7" officeooo:paragraph-rsid="002807f1" style:font-size-asian="12pt" style:font-size-complex="12pt"/>
    </style:style>
    <style:style style:name="P15" style:family="paragraph" style:parent-style-name="Standard">
      <style:text-properties fo:font-size="12pt" officeooo:rsid="002b0f48" officeooo:paragraph-rsid="002b0f48" style:font-size-asian="12pt" style:font-size-complex="12pt"/>
    </style:style>
    <style:style style:name="P16" style:family="paragraph" style:parent-style-name="Standard">
      <style:text-properties fo:font-size="12pt" officeooo:rsid="002e9047" officeooo:paragraph-rsid="002e9047" style:font-size-asian="12pt" style:font-size-complex="12pt"/>
    </style:style>
    <style:style style:name="P17" style:family="paragraph" style:parent-style-name="Table_20_Contents">
      <style:text-properties fo:font-size="12pt" officeooo:rsid="002e9047" officeooo:paragraph-rsid="002e9047" style:font-size-asian="12pt" style:font-size-complex="12pt"/>
    </style:style>
    <style:style style:name="P18" style:family="paragraph" style:parent-style-name="Standard">
      <style:text-properties fo:font-size="12pt" officeooo:rsid="002ed9d3" officeooo:paragraph-rsid="002ed9d3" style:font-size-asian="12pt" style:font-size-complex="12pt"/>
    </style:style>
    <style:style style:name="P19" style:family="paragraph" style:parent-style-name="Table_20_Contents">
      <style:text-properties fo:font-size="12pt" officeooo:rsid="002ed9d3" officeooo:paragraph-rsid="002ed9d3" style:font-size-asian="12pt" style:font-size-complex="12pt"/>
    </style:style>
    <style:style style:name="P20" style:family="paragraph" style:parent-style-name="Standard">
      <style:text-properties fo:font-size="12pt" officeooo:rsid="00307dc1" officeooo:paragraph-rsid="00307dc1" style:font-size-asian="12pt" style:font-size-complex="12pt"/>
    </style:style>
    <style:style style:name="P21" style:family="paragraph" style:parent-style-name="Standard">
      <style:text-properties fo:font-size="12pt" officeooo:rsid="003823cd" officeooo:paragraph-rsid="003823cd" style:font-size-asian="12pt" style:font-size-complex="12pt"/>
    </style:style>
    <style:style style:name="P22" style:family="paragraph" style:parent-style-name="Table_20_Contents">
      <style:text-properties fo:font-size="12pt" officeooo:rsid="0024657f" officeooo:paragraph-rsid="0024657f" style:font-size-asian="12pt" style:font-size-complex="12pt"/>
    </style:style>
    <style:style style:name="P23" style:family="paragraph" style:parent-style-name="Table_20_Contents">
      <style:text-properties fo:font-size="12pt" officeooo:rsid="00273608" officeooo:paragraph-rsid="00273608" style:font-size-asian="12pt" style:font-size-complex="12pt"/>
    </style:style>
    <style:style style:name="P24" style:family="paragraph" style:parent-style-name="Table_20_Contents">
      <style:text-properties fo:font-size="12pt" officeooo:rsid="002807f1" officeooo:paragraph-rsid="002807f1" style:font-size-asian="12pt" style:font-size-complex="12pt"/>
    </style:style>
    <style:style style:name="P25" style:family="paragraph" style:parent-style-name="Table_20_Contents">
      <style:text-properties fo:font-size="12pt" officeooo:rsid="0029e419" officeooo:paragraph-rsid="0029e419" style:font-size-asian="12pt" style:font-size-complex="12pt"/>
    </style:style>
    <style:style style:name="P26" style:family="paragraph" style:parent-style-name="Table_20_Contents">
      <style:text-properties fo:font-size="12pt" officeooo:rsid="0029e419" officeooo:paragraph-rsid="002b0f48" style:font-size-asian="12pt" style:font-size-complex="12pt"/>
    </style:style>
    <style:style style:name="P27" style:family="paragraph" style:parent-style-name="Table_20_Contents">
      <style:text-properties fo:font-size="12pt" officeooo:rsid="002e0766" officeooo:paragraph-rsid="002e0766" style:font-size-asian="12pt" style:font-size-complex="12pt"/>
    </style:style>
    <style:style style:name="P28" style:family="paragraph" style:parent-style-name="Table_20_Contents">
      <style:text-properties fo:font-size="12pt" officeooo:rsid="00323803" officeooo:paragraph-rsid="00323803" style:font-size-asian="12pt" style:font-size-complex="12pt"/>
    </style:style>
    <style:style style:name="P29" style:family="paragraph" style:parent-style-name="Table_20_Contents">
      <style:text-properties fo:font-size="12pt" officeooo:rsid="0038accb" officeooo:paragraph-rsid="0038accb" style:font-size-asian="12pt" style:font-size-complex="12pt"/>
    </style:style>
    <style:style style:name="P30" style:family="paragraph" style:parent-style-name="Standard">
      <style:paragraph-properties fo:text-align="justify" style:justify-single-word="false"/>
      <style:text-properties fo:font-size="12pt" fo:font-weight="normal" officeooo:rsid="002293e1" officeooo:paragraph-rsid="002293e1" style:font-size-asian="12pt" style:font-weight-asian="normal" style:font-size-complex="12pt" style:font-weight-complex="normal"/>
    </style:style>
    <style:style style:name="P31" style:family="paragraph" style:parent-style-name="Standard">
      <style:text-properties fo:font-size="12pt" fo:font-style="italic" officeooo:rsid="002293e1" officeooo:paragraph-rsid="002293e1" style:font-size-asian="12pt" style:font-style-asian="italic" style:font-size-complex="12pt" style:font-style-complex="italic"/>
    </style:style>
    <style:style style:name="P32" style:family="paragraph" style:parent-style-name="Standard">
      <style:text-properties fo:font-size="12pt" fo:font-style="italic" officeooo:rsid="0024657f" officeooo:paragraph-rsid="0024657f" style:font-size-asian="12pt" style:font-style-asian="italic" style:font-size-complex="12pt" style:font-style-complex="italic"/>
    </style:style>
    <style:style style:name="P33" style:family="paragraph" style:parent-style-name="Standard">
      <style:text-properties fo:font-size="12pt" fo:font-style="italic" officeooo:rsid="002622d5" officeooo:paragraph-rsid="002622d5" style:font-size-asian="12pt" style:font-style-asian="italic" style:font-size-complex="12pt" style:font-style-complex="italic"/>
    </style:style>
    <style:style style:name="P34" style:family="paragraph" style:parent-style-name="Standard">
      <style:text-properties fo:font-size="12pt" fo:font-style="italic" officeooo:rsid="00273608" officeooo:paragraph-rsid="00273608" style:font-size-asian="12pt" style:font-style-asian="italic" style:font-size-complex="12pt" style:font-style-complex="italic"/>
    </style:style>
    <style:style style:name="P35" style:family="paragraph" style:parent-style-name="Standard">
      <style:text-properties fo:font-size="12pt" fo:font-style="italic" officeooo:rsid="0035d4db" officeooo:paragraph-rsid="002807f1" style:font-size-asian="12pt" style:font-style-asian="italic" style:font-size-complex="12pt" style:font-style-complex="italic"/>
    </style:style>
    <style:style style:name="P36" style:family="paragraph" style:parent-style-name="Standard">
      <style:text-properties fo:font-size="12pt" fo:font-style="italic" officeooo:rsid="0035d4db" officeooo:paragraph-rsid="0020cf70" style:font-size-asian="12pt" style:font-style-asian="italic" style:font-size-complex="12pt" style:font-style-complex="italic"/>
    </style:style>
    <style:style style:name="P37" style:family="paragraph" style:parent-style-name="Standard">
      <style:text-properties fo:font-size="12pt" fo:font-style="italic" officeooo:rsid="002d66f8" officeooo:paragraph-rsid="003dcec7" style:font-size-asian="12pt" style:font-style-asian="italic" style:font-size-complex="12pt" style:font-style-complex="italic"/>
    </style:style>
    <style:style style:name="P38" style:family="paragraph" style:parent-style-name="Standard">
      <style:text-properties fo:font-size="12pt" fo:font-style="italic" officeooo:rsid="002ed9d3" officeooo:paragraph-rsid="002ed9d3" style:font-size-asian="12pt" style:font-style-asian="italic" style:font-size-complex="12pt" style:font-style-complex="italic"/>
    </style:style>
    <style:style style:name="P39" style:family="paragraph" style:parent-style-name="Standard">
      <style:text-properties fo:font-size="12pt" fo:font-style="italic" officeooo:rsid="00307dc1" officeooo:paragraph-rsid="00307dc1" style:font-size-asian="12pt" style:font-style-asian="italic" style:font-size-complex="12pt" style:font-style-complex="italic"/>
    </style:style>
    <style:style style:name="P40" style:family="paragraph" style:parent-style-name="Standard">
      <style:text-properties fo:font-size="12pt" fo:font-style="italic" officeooo:rsid="003823cd" officeooo:paragraph-rsid="003823cd" style:font-size-asian="12pt" style:font-style-asian="italic" style:font-size-complex="12pt" style:font-style-complex="italic"/>
    </style:style>
    <style:style style:name="P41" style:family="paragraph" style:parent-style-name="Standard">
      <style:text-properties fo:font-size="12pt" officeooo:rsid="002622d5" officeooo:paragraph-rsid="002622d5" style:font-size-asian="12pt" style:font-size-complex="12pt"/>
    </style:style>
    <style:style style:name="P42" style:family="paragraph" style:parent-style-name="Standard">
      <style:text-properties fo:font-size="12pt" officeooo:rsid="002807f1" officeooo:paragraph-rsid="002807f1" style:font-size-asian="12pt" style:font-size-complex="12pt"/>
    </style:style>
    <style:style style:name="P43" style:family="paragraph" style:parent-style-name="Standard">
      <style:text-properties fo:font-size="12pt" officeooo:rsid="00287821" officeooo:paragraph-rsid="00287821" style:font-size-asian="12pt" style:font-size-complex="12pt"/>
    </style:style>
    <style:style style:name="P44" style:family="paragraph" style:parent-style-name="Standard">
      <style:text-properties fo:font-size="12pt" fo:font-style="italic" style:text-underline-style="none" officeooo:rsid="002622d5" officeooo:paragraph-rsid="0020cf70" style:font-size-asian="12pt" style:font-style-asian="italic" style:font-size-complex="12pt" style:font-style-complex="italic"/>
    </style:style>
    <style:style style:name="P45" style:family="paragraph" style:parent-style-name="Standard">
      <style:text-properties fo:font-size="12pt" fo:font-style="italic" officeooo:rsid="003dcec7" officeooo:paragraph-rsid="003dcec7" style:font-size-asian="12pt" style:font-style-asian="italic" style:font-size-complex="12pt" style:font-style-complex="italic"/>
    </style:style>
    <style:style style:name="T1" style:family="text">
      <style:text-properties officeooo:rsid="001ca16c"/>
    </style:style>
    <style:style style:name="T2" style:family="text">
      <style:text-properties officeooo:rsid="002622d5"/>
    </style:style>
    <style:style style:name="T3" style:family="text">
      <style:text-properties fo:font-weight="bold" style:font-weight-asian="bold" style:font-weight-complex="bold"/>
    </style:style>
    <style:style style:name="T4" style:family="text">
      <style:text-properties officeooo:rsid="00273608"/>
    </style:style>
    <style:style style:name="T5" style:family="text">
      <style:text-properties officeooo:rsid="002807f1"/>
    </style:style>
    <style:style style:name="T6" style:family="text">
      <style:text-properties officeooo:rsid="00287821"/>
    </style:style>
    <style:style style:name="T7" style:family="text">
      <style:text-properties officeooo:rsid="0029e419"/>
    </style:style>
    <style:style style:name="T8" style:family="text">
      <style:text-properties officeooo:rsid="002b0f48"/>
    </style:style>
    <style:style style:name="T9" style:family="text">
      <style:text-properties officeooo:rsid="002bd431"/>
    </style:style>
    <style:style style:name="T10" style:family="text">
      <style:text-properties officeooo:rsid="002d66f8"/>
    </style:style>
    <style:style style:name="T11" style:family="text">
      <style:text-properties officeooo:rsid="002ed9d3"/>
    </style:style>
    <style:style style:name="T12" style:family="text">
      <style:text-properties officeooo:rsid="00323803"/>
    </style:style>
    <style:style style:name="T13" style:family="text">
      <style:text-properties officeooo:rsid="0032ee4d"/>
    </style:style>
    <style:style style:name="T14" style:family="text">
      <style:text-properties officeooo:rsid="00337efd"/>
    </style:style>
    <style:style style:name="T15" style:family="text">
      <style:text-properties officeooo:rsid="00351d51"/>
    </style:style>
    <style:style style:name="T16" style:family="text">
      <style:text-properties officeooo:rsid="0038accb"/>
    </style:style>
    <style:style style:name="T17" style:family="text">
      <style:text-properties officeooo:rsid="003a4856"/>
    </style:style>
    <style:style style:name="T18" style:family="text">
      <style:text-properties officeooo:rsid="003c23e7"/>
    </style:style>
    <style:style style:name="T19" style:family="text">
      <style:text-properties officeooo:rsid="003dcec7"/>
    </style:style>
    <style:style style:name="T20" style:family="text">
      <style:text-properties officeooo:rsid="003f9599"/>
    </style:style>
    <style:style style:name="T21" style:family="text">
      <style:text-properties officeooo:rsid="0042479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2">Name</text:p>
          </table:table-cell>
          <table:table-cell table:style-name="Tabelle1.A1" office:value-type="string">
            <text:p text:style-name="P3">Hintergrund</text:p>
          </table:table-cell>
          <table:table-cell table:style-name="Tabelle1.A1" office:value-type="string">
            <text:p text:style-name="P5">Queste</text:p>
          </table:table-cell>
          <table:table-cell table:style-name="Tabelle1.D1" office:value-type="string">
            <text:p text:style-name="P4">Lösung</text:p>
          </table:table-cell>
        </table:table-row>
        <table:table-row>
          <table:table-cell table:style-name="Tabelle1.A2" office:value-type="string">
            <text:p text:style-name="P6"/>
          </table:table-cell>
          <table:table-cell table:style-name="Tabelle1.A2" office:value-type="string">
            <text:p text:style-name="P30"><text:span text:style-name="T1">S</text:span>chäfermädel oder -junge</text:p>
            <text:p text:style-name="P30">Du wohnst in dem Dorf Wollgrund westlich von Gareth. Jeden Tag hütest du die beiden Schafherden der zweier Bauern. Leider best du bei deiner Arbeit eingeschlafen oder warst sonstwie unaufmerksam. Als du aufgewacht bist, waren die Schafe verschwunden. Ihre<text:span text:style-name="T21">n</text:span> Spuren und Köttel konntest du bis zum Waldrand verfolgen. Weiter hast du dich nicht getraut. Denn der Wald ist die Dämonenbrache.</text:p>
          </table:table-cell>
          <table:table-cell table:style-name="Tabelle1.A2" office:value-type="string">
            <text:p text:style-name="P31">Du bist für die 34 Tiere verantwortlich. Also bringe sie zurück. <text:s/></text:p>
          </table:table-cell>
          <table:table-cell table:style-name="Tabelle1.D2" office:value-type="string">
            <text:p text:style-name="P11">Immer wieder wird die Gruppe von einem dämonisierten Schaf angegriffen.</text:p>
          </table:table-cell>
        </table:table-row>
        <table:table-row>
          <table:table-cell table:style-name="Tabelle1.A2" office:value-type="string">
            <text:p text:style-name="P6"/>
          </table:table-cell>
          <table:table-cell table:style-name="Tabelle1.A2" office:value-type="string">
            <text:p text:style-name="P30">Abenteurer</text:p>
            <text:p text:style-name="P11">Der Magier Schaluppe zahlt gut für eine Basiliskenkrone. Basilisken sind gefährlich, und sie leben in der Dämonenbrache, das ist noch gefährlicher. Aber Schaluppe hat dir 3 Dukaten versprochen. 5 Silber Anzahlung und einen Heiltrank.</text:p>
          </table:table-cell>
          <table:table-cell table:style-name="Tabelle1.A2" office:value-type="string">
            <text:p text:style-name="P32">Finde eine Basiliskenkrone. Bringe sie <text:span text:style-name="T2">zu </text:span>Schaluppe.</text:p>
          </table:table-cell>
          <table:table-cell table:style-name="Tabelle1.D2" office:value-type="string">
            <text:p text:style-name="P22">Ein Basilisken-Nest in einer Höhle.</text:p>
          </table:table-cell>
        </table:table-row>
        <table:table-row>
          <table:table-cell table:style-name="Tabelle1.A2" office:value-type="string">
            <text:p text:style-name="P7"/>
          </table:table-cell>
          <table:table-cell table:style-name="Tabelle1.A2" office:value-type="string">
            <text:p text:style-name="P12">Botaniker</text:p>
            <text:p text:style-name="P12">Du liebst Pflanzen und suchst immer wieder neue Arten, welche du untersuchst. In der Dämonenbrache befinden sich sicherlich ungeahnte botanische Schätze, die nur darauf warten, von dir entdeckt zu werden.</text:p>
          </table:table-cell>
          <table:table-cell table:style-name="Tabelle1.A2" office:value-type="string">
            <text:p text:style-name="P33">Finde möglichst viele verschiedene Pflanzen und sammle deren Samen und Blätter. Schon <text:span text:style-name="T3">eine</text:span> neue Art würde dich glücklich machen. Du könntest sie nach dir benennen ...</text:p>
          </table:table-cell>
          <table:table-cell table:style-name="Tabelle1.D2" office:value-type="string">
            <text:p text:style-name="P12">Giftige Paprika<text:line-break/>Rennende dämonische Butterblume<text:line-break/>Fleischfressende Pflanzen</text:p>
          </table:table-cell>
        </table:table-row>
        <table:table-row>
          <table:table-cell table:style-name="Tabelle1.A2" office:value-type="string">
            <text:p text:style-name="P9"/>
          </table:table-cell>
          <table:table-cell table:style-name="Tabelle1.A2" office:value-type="string">
            <text:p text:style-name="P12">Magier</text:p>
            <text:p text:style-name="P12">auf der Suche nach Wissen und Macht. Du hast erfahren, dass ein mächtiger Magier vor Jahrhunderten, als die Dämonenbrache noch ein normaler Wald war, in einem Turm lebte. Dort müssen sich wissende Pergamente und magische Artefakte nur so stapeln.</text:p>
          </table:table-cell>
          <table:table-cell table:style-name="Tabelle1.A2" office:value-type="string">
            <text:p text:style-name="P44">Finde den Magierturm. Finde etwas von Wert darin. Stirb nicht.</text:p>
          </table:table-cell>
          <table:table-cell table:style-name="Tabelle1.D2" office:value-type="string">
            <text:p text:style-name="P13">Verlassener Magierturm, inzwischen einmal von von Räubern bewohnt. In einem Regal befindet sich ein Pergament mit einem Zauberspruch, dessen Inhalt der Spieler selbst bestimmen kann.</text:p>
          </table:table-cell>
        </table:table-row>
        <table:table-row>
          <table:table-cell table:style-name="Tabelle1.A2" office:value-type="string">
            <text:p text:style-name="P10"/>
          </table:table-cell>
          <table:table-cell table:style-name="Tabelle1.A2" office:value-type="string">
            <text:p text:style-name="P12">Stadtwache</text:p>
            <text:p text:style-name="P12">Tja, mal wieder zu viel getrunken und im Suff eine Wette abgeschlossen. Wetten, du schaffst es nicht, <text:span text:style-name="T18">einen Tag </text:span><text:span text:style-name="T4">in der Dämonenbrache zu überleben? Dämonen? Ha, ein Klacks zumindest wenn man besoffen ist. </text:span>Es geht um 4 Silbertaler und die Ehre. </text:p>
          </table:table-cell>
          <table:table-cell table:style-name="Tabelle1.A2" office:value-type="string">
            <text:p text:style-name="P34">Überlebe. Bringe einen ansehnlichen Beweis mit, dass du in der Dämonenbrache warst, um deine Kollegen zu beeindrucken.</text:p>
          </table:table-cell>
          <table:table-cell table:style-name="Tabelle1.D2" office:value-type="string">
            <text:p text:style-name="P23">Als Beweis bieten sich z. B. An: dämonische Schafe, fleischfressende <text:s/>Blumen, belebte Zweige oder Leichenteile ...</text:p>
          </table:table-cell>
        </table:table-row>
        <text:soft-page-break/>
        <table:table-row>
          <table:table-cell table:style-name="Tabelle1.A2" office:value-type="string">
            <text:p text:style-name="P10"/>
          </table:table-cell>
          <table:table-cell table:style-name="Tabelle1.A2" office:value-type="string">
            <text:p text:style-name="P16"><text:span text:style-name="T11">Soldat </text:span>des <text:span text:style-name="T11">Grafs von Rabenmund</text:span></text:p>
            <text:p text:style-name="P18">Der Graf schickt dich, um eine Waffe aus der Dämonenbrache zu bergen. Die soll einem Helden gehört haben, der auf dem Schlachtfeld gefallen ist. </text:p>
          </table:table-cell>
          <table:table-cell table:style-name="Tabelle1.A2" office:value-type="string">
            <text:p text:style-name="P38">Was soll schon dabei sein? Finde das Schwert!</text:p>
          </table:table-cell>
          <table:table-cell table:style-name="Tabelle1.D2" office:value-type="string">
            <text:p text:style-name="P19">Das Schwert befindet sich eingeklemmt in die Schädelknochen eines grossen, unförmigen Skeletts mit sechs Hörnern.</text:p>
          </table:table-cell>
        </table:table-row>
        <table:table-row>
          <table:table-cell table:style-name="Tabelle1.A2" office:value-type="string">
            <text:p text:style-name="P8"/>
          </table:table-cell>
          <table:table-cell table:style-name="Tabelle1.A2" office:value-type="string">
            <text:p text:style-name="P42">Hexe</text:p>
            <text:p text:style-name="P14"><text:span text:style-name="T5">Eine kleine Unachtsamkeit und durch wurdest von Bannstrahlern festgenommen. Nach dem Prozess wurd</text:span><text:span text:style-name="T14">e dir alle Magie </text:span><text:span text:style-name="T5">mit Bannstaub </text:span><text:span text:style-name="T14">ausgebrannt</text:span><text:span text:style-name="T5">. Du vermisst deine magischen Kräfte, bis</text:span><text:span text:style-name="T15">t</text:span><text:span text:style-name="T5"> körperlich fast am Ende. </text:span><text:span text:style-name="T15">U</text:span><text:span text:style-name="T5">nd nur ein Gedanke hält dich am Leben: Rache. </text:span></text:p>
          </table:table-cell>
          <table:table-cell table:style-name="Tabelle1.A2" office:value-type="string">
            <text:p text:style-name="P35"><text:span text:style-name="T5">Finde eine Möglichkeit, dich an den Bannstrahlern zu rächen. Besonders deren </text:span><text:span text:style-name="T20">Hochgeweihter</text:span><text:span text:style-name="T5"> Prajodan von Luring soll leiden. Zum Beispiel ein Akrobal, eine dämonischen Baumgeist, wäre sicherlich eine Bereicherung für den Exerzierplatz ...</text:span></text:p>
          </table:table-cell>
          <table:table-cell table:style-name="Tabelle1.D2" office:value-type="string">
            <text:p text:style-name="P24">Verhandlung mit einem Akrobal, leider muss man ihn vorher halbtot schlagen.</text:p>
          </table:table-cell>
        </table:table-row>
        <table:table-row>
          <table:table-cell table:style-name="Tabelle1.A2" office:value-type="string">
            <text:p text:style-name="P8"/>
          </table:table-cell>
          <table:table-cell table:style-name="Tabelle1.A2" office:value-type="string">
            <text:p text:style-name="P15">Spion der KGIA<text:line-break/>Die Kaiserlich-Garethische Informations Agentur (KGIA) hat <text:span text:style-name="T9">verdächtige Vorgänge in der Dämonenbrache erfahren. Insonders geht es um orkschamanische Machenschaften und Aktivitäten von Räubern, die sich den unguten Ruf der Dämonenbrache zunutze machen.<text:line-break/></text:span><text:span text:style-name="T10">Du hast 3 Brieftauben bei dir, die du jederzeit losschicken kannst.</text:span></text:p>
          </table:table-cell>
          <table:table-cell table:style-name="Tabelle1.A2" office:value-type="string">
            <text:p text:style-name="P45">(1) Keiner darf wissen, dass du Spion der KGIA bist. Erfinde einen passenden Grund, was du in der Dämonenbrache willst.</text:p>
            <text:p text:style-name="P37"><text:span text:style-name="T19">(2) </text:span>Finde alle Arten von Informationen, die Orks oder Räuber betreffen, und leite diese an Dexter Nemrod weiter.</text:p>
          </table:table-cell>
          <table:table-cell table:style-name="Tabelle1.D2" office:value-type="string">
            <text:p text:style-name="P27">Orkwache im Waldsaum töten.</text:p>
            <text:p text:style-name="P17">Räuber erschlagen.</text:p>
            <text:p text:style-name="P17">Orklager finden; Ork-Schamane ruft Zombies zuhilfe.</text:p>
            <text:p text:style-name="P27"/>
          </table:table-cell>
        </table:table-row>
        <table:table-row>
          <table:table-cell table:style-name="Tabelle1.A2" office:value-type="string">
            <text:p text:style-name="P8"/>
          </table:table-cell>
          <table:table-cell table:style-name="Tabelle1.A2" office:value-type="string">
            <text:p text:style-name="P21">Geweihter des Namenlosen</text:p>
            <text:p text:style-name="P21">Die Dämonenbrache … für den Normalaventurier ein gefährliches Pflaster, für dich ein Heimspiel. Hier bekommst du Macht und kannst dich mit einem Dämonen verbünden. Es soll einen Bluttempel geben, das hört sich vielversprechend an.</text:p>
          </table:table-cell>
          <table:table-cell table:style-name="Tabelle1.A2" office:value-type="string">
            <text:p text:style-name="P40">Finde den Bluttempel. Bringe einem mächtigen Dämonen ein Blutopfer dar. <text:span text:style-name="T16">Oder vollführe ein sonstwie ein schwarzmagisches Ritual.</text:span></text:p>
          </table:table-cell>
          <table:table-cell table:style-name="Tabelle1.D2" office:value-type="string">
            <text:p text:style-name="P29">Der Orkschamane befindet sich in einem Tempel <text:span text:style-name="T17">mit Altar, der Dämon ist erbosst über die erneute Evoktion</text:span>.</text:p>
          </table:table-cell>
        </table:table-row>
        <table:table-row>
          <table:table-cell table:style-name="Tabelle1.A2" office:value-type="string">
            <text:p text:style-name="P8"/>
          </table:table-cell>
          <table:table-cell table:style-name="Tabelle1.A2" office:value-type="string">
            <text:p text:style-name="P43">Pilzesammler</text:p>
            <text:p text:style-name="P43">Offiziell sammelst du Pilze. Inoffiziell hältst du nur die Gruppe zusätzlich bei Laune und zerstreust eventuelle Bedenken. Denn der Expeditionsleiter und du machen gemeinsame Sache. Ihr lockt eine Gruppe in die Dämonenbrache, lasst sie dort von Räubern niedermachen. Die Beute wird anschliessend gerecht geteilt.</text:p>
          </table:table-cell>
          <table:table-cell table:style-name="Tabelle1.A2" office:value-type="string">
            <text:p text:style-name="P36"><text:span text:style-name="T6">Beschwichtige aufkommende Konflikte. Hebe die Harmlosigkeit der </text:span><text:span text:style-name="T7">Expedition hervor, die du schon so oft hinter dich gebracht hast für die "besten Pilze der Welt". Sammle ausserdem so viele Pilze wie möglich.</text:span></text:p>
          </table:table-cell>
          <table:table-cell table:style-name="Tabelle1.D2" office:value-type="string">
            <text:p text:style-name="P26">Pilze sind: Arsenzker <text:span text:style-name="T8">(nur für Zwerge essbar), </text:span>Cherkemal <text:span text:style-name="T8">(Rauschgift), </text:span>Duftende Antimonia <text:span text:style-name="T8">(nur für Zwerge essbar), </text:span>Heller Wandpilz <text:span text:style-name="T8">(fluoreszierender Pilz), </text:span></text:p>
            <text:p text:style-name="P26">Laternenpilz <text:span text:style-name="T8">(fluoreszierender Pilz)</text:span></text:p>
            <text:p text:style-name="P25">Margolasch <text:span text:style-name="T8">(gebraten heilend, sonst </text:span><text:soft-page-break/><text:span text:style-name="T8">abführend), </text:span>Raubpilz <text:span text:style-name="T8">(fleischfressender Pilz)</text:span></text:p>
          </table:table-cell>
        </table:table-row>
        <table:table-row>
          <table:table-cell table:style-name="Tabelle1.A2" office:value-type="string">
            <text:p text:style-name="P8"/>
          </table:table-cell>
          <table:table-cell table:style-name="Tabelle1.A2" office:value-type="string">
            <text:p text:style-name="P20">Expeditionsleiter</text:p>
            <text:p text:style-name="P20">Du bist der Leiter der Expeditionsagentur "Dämonenbrache und zurück" und bietest Expeditionen in die Dämonenbrache an. Du führst Unwissende in den Rand der Dämonenbrache, um sie dort von Räubern ausrauben zu lassen. Der Pilzesammler unterstützt dich. <text:span text:style-name="T6">Die Beute wird anschliessend gerecht geteilt.</text:span></text:p>
          </table:table-cell>
          <table:table-cell table:style-name="Tabelle1.A2" office:value-type="string">
            <text:p text:style-name="P39">Halte die Gruppe zusammen, wäre sie in Sicherheit und führe sie zu den Räubern. Freue dich auf viel Ertrag.<text:span text:style-name="T12">Und … komme mit lebender Haut heraus :-)</text:span></text:p>
          </table:table-cell>
          <table:table-cell table:style-name="Tabelle1.D2" office:value-type="string">
            <text:p text:style-name="P28">Die Räuber sind leider zu Zombies geworden. <text:span text:style-name="T13">Die Gruppe bekommt von dem Abkommen mit den Räubern mit. Am Ende ist seine Expertise nötigt, um die Dämonenbrache wieder zu verlassen.</text:span></text:p>
          </table:table-cell>
        </table:table-row>
      </table:table>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MS UI Gothic" svg:font-family="'MS UI 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MS UI Gothic" style:font-size-asian="10.5pt" style:language-asian="ja" style:country-asian="JP"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MS UI Gothic" style:font-size-asian="10.5pt" style:language-asian="ja" style:country-asian="JP"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03T19:17:38.717000000</meta:creation-date>
    <dc:date>2023-11-15T13:22:50.455000000</dc:date>
    <meta:editing-duration>PT2H22M10S</meta:editing-duration>
    <meta:editing-cycles>33</meta:editing-cycles>
    <meta:generator>LibreOffice/7.5.5.2$Windows_X86_64 LibreOffice_project/ca8fe7424262805f223b9a2334bc7181abbcbf5e</meta:generator>
    <meta:document-statistic meta:table-count="1" meta:image-count="0" meta:object-count="0" meta:page-count="3" meta:paragraph-count="52" meta:word-count="853" meta:character-count="5828" meta:non-whitespace-character-count="5020"/>
  </office:meta>
</office:document-meta>
</file>